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tima"/>
    </style:style>
    <style:style style:name="P2" style:family="paragraph" style:parent-style-name="Standard">
      <style:text-properties style:font-name="Optima"/>
    </style:style>
    <style:style style:name="P3" style:family="paragraph" style:parent-style-name="Standard">
      <style:paragraph-properties fo:text-align="center" style:justify-single-word="false"/>
      <style:text-properties style:font-name="Optima" fo:font-size="16pt" style:font-size-asian="16pt" style:font-size-complex="16pt"/>
    </style:style>
    <style:style style:name="P4" style:family="paragraph" style:parent-style-name="Text_20_body" style:list-style-name="L1">
      <style:text-properties style:font-name="Optima"/>
    </style:style>
    <style:style style:name="P5" style:family="paragraph" style:parent-style-name="Text_20_body" style:list-style-name="L2">
      <style:text-properties style:font-name="Optima"/>
    </style:style>
    <style:style style:name="P6" style:family="paragraph" style:parent-style-name="Heading_20_1">
      <style:text-properties style:font-name="Optima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ic Process Facilitation Methods</text:p>
      <text:p text:style-name="P3">The Engagement Meeting</text:p>
      <text:p text:style-name="P2"/>
      <text:h text:style-name="P6" text:outline-level="1">Background</text:h>
      <text:p text:style-name="P1">The Engagement Meeting is held at the beginning of each Cycle. <text:s/>The beginning of the Engagement Meeting marks the beginning of the Cycle's overall timebox. <text:s/>Process Facilitation for the Engagement Meeting ensures that the following attributes of the Engagement Meeting are met:</text:p>
      <text:list xml:id="list1898881424" text:style-name="L1">
        <text:list-item>
          <text:p text:style-name="P4">Purpose: to take some time for systematic and practical learning</text:p>
        </text:list-item>
        <text:list-item>
          <text:p text:style-name="P4">Attendees: all individuals doing work to deliver Value Drivers (the “team” or the “community”)</text:p>
        </text:list-item>
        <text:list-item>
          <text:p text:style-name="P4">Agenda: “Reflect”, “Learn” and “Plan”</text:p>
        </text:list-item>
        <text:list-item>
          <text:p text:style-name="P4">Outcome: a “Cycle Plan”</text:p>
        </text:list-item>
      </text:list>
      <text:p text:style-name="P1">The following three methods of facilitating the Engagement Meeting can all be used by teams new to OpenAgile. <text:s/>Each has a different emphasis and so some notes are provided on selecting a method.</text:p>
      <text:h text:style-name="Heading_20_1" text:outline-level="1">Method 1</text:h>
      <text:p text:style-name="P1">Name: Highlights – Learning – Improvements</text:p>
      <text:p text:style-name="P1">Time Required: 30 minutes to 180 minutes</text:p>
      <text:p text:style-name="P1">Materials Required: whiteboard and three strong colors of whiteboard markers (e.g. black, red and blue)</text:p>
      <text:h text:style-name="Heading_20_2" text:outline-level="2">Process</text:h>
      <text:p text:style-name="P1">The Team Member serving to do Process Facilitation prepares a whiteboard or similar highly-visible writing area. <text:s/>This Team Member asks the following questions of the team and records the answers on the whiteboard using a different color marker for each question. <text:s/>The team is given a little less than one third of the overall time for each question. <text:s/>The remainder of the time is for the team to do any other planning they wish for the Cycle.</text:p>
      <text:p text:style-name="P1">Question One: Share some highlights of the Cycle just completed. <text:s/>What was notable?</text:p>
      <text:p text:style-name="P1">Question Two: What did you learn?</text:p>
      <text:p text:style-name="P1">Question Three: Based on the highlights and what we learned, what can we improve this Cycle?</text:p>
      <text:p text:style-name="P1">The person facilitating the process must faithfully write <text:span text:style-name="T1">all</text:span> responses without judgement on the whiteboard.</text:p>
      <text:p text:style-name="P1">After Question Three, the team has an open discussion to choose Value Drivers and create Tasks for the Cycle. <text:s/>Facilitation should focus on connecting the results of Question Three to the Cycle Plan that is created.</text:p>
      <text:h text:style-name="Heading_20_1" text:outline-level="1"><text:soft-page-break/>Method 2</text:h>
      <text:p text:style-name="P1">Name: Temperature – Starfish Chart – Strategy/Action</text:p>
      <text:p text:style-name="P1">Time Required: 30 minutes to 90 minutes</text:p>
      <text:p text:style-name="P1">Materials Required: thick flip chart markers (each team member gets a different color), long scroll of wide butcher paper, tape or pins to fasten the paper to a wall, flip chart or whiteboard and appropriate marker, 4x6 note cards and medium tip black Sharpies (one for each team member)</text:p>
      <text:p text:style-name="P1">Process</text:p>
      <text:p text:style-name="P1">The Team Member serving to do Process Facilitation prepares a stretch of wall by putting up a long scroll of butcher paper. <text:s/>Ideally it is about 10 feet long and positioned so that people standing at the wall can easily write on the paper.</text:p>
      <text:p text:style-name="P1">Once all Team Members are in the space, the person facilitating welcomes people and explains the Engagement Meeting exercise by saying something like:</text:p>
      <text:p text:style-name="P1">“Today we are going to do a temperature timeline to reflect on our past Cycle. <text:s/>Then we will use a starfish chart to identify things we have learned. <text:s/>Finally we will use the strategy/action technique to plan our Cycle.”</text:p>
      <text:p text:style-name="P1">The person facilitating then hands out a colored flip chart marker to each team member while introducing the temperature timeline by saying:</text:p>
      <text:p text:style-name="P1">“The temperature chart shows us how intense our emotions were during the last cycle. <text:s/>Each person will draw a horizontal line along the paper on the wall. <text:s/>The left end of the paper is the start of the Cycle, the right end is the end of the Cycle. <text:s/>Your line </text:p>
      <text:h text:style-name="Heading_20_1" text:outline-level="1">Method 3</text:h>
      <text:p text:style-name="P1">Name: Triple Bottom Line – Reviewing Value – Core Types</text:p>
      <text:p text:style-name="P1">Time Required: 60 minutes to 120 minutes</text:p>
      <text:h text:style-name="Heading_20_1" text:outline-level="1">coaching for Engagement Meeting Process Facilitation</text:h>
      <text:p text:style-name="P1">If you are coaching someone to use these methods, you will demonstrate each method once by facilitating the Engagement Meeting of a team. <text:s/>Then you and the person you are coaching co-facilitate each method once. <text:s/>Finally, you observe the other person facilitating each method once. <text:s/>You are looking for the following skills:</text:p>
      <text:list xml:id="list1893374713" text:style-name="L2">
        <text:list-item>
          <text:p text:style-name="P5">Time management. <text:s/>Moving the team through each part of the method in a timely manner so that the overall Engagement Meeting timebox is maintained.</text:p>
        </text:list-item>
        <text:list-item>
          <text:p text:style-name="P5">Logistics. <text:s/>The right people are invited and attend. <text:s/>The space and materials are prepared.</text:p>
        </text:list-item>
        <text:list-item>
          <text:p text:style-name="P5">Encouragement. <text:s/>Helping the other Team Members understand and engage with the various parts of each method.</text:p>
        </text:list-item>
        <text:list-item>
          <text:p text:style-name="P5">Connection. <text:s/>Facilitating the smooth flow of one part of each method to the next part.</text:p>
        </text:list-item>
        <text:list-item>
          <text:p text:style-name="P5">Light touch. <text:s/>Imposing the least amount of self into the process.</text:p>
        </text:list-item>
      </text:list>
      <text:p text:style-name="P1"><text:soft-page-break/>You are also looking for signs that the person facilitating has a clear understanding of the foundations of OpenAgile (Truthfulness, Consultative Decision-Making and Systematic Learning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CI_25_20Template1_7e_LT_7e_Gliederung_20_1" style:display-name="BCI%20Template1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Gliederung_20_2" style:display-name="BCI%20Template1~LT~Gliederung 2" style:family="paragraph" style:parent-style-name="BCI_25_20Template1_7e_LT_7e_Gliederung_20_1">
      <style:paragraph-properties fo:margin-left="0cm" fo:margin-right="0cm" fo:text-indent="-0.801cm" style:auto-text-indent="false">
        <style:tab-stops/>
      </style:paragraph-properties>
    </style:style>
    <style:style style:name="BCI_25_20Template1_7e_LT_7e_Gliederung_20_3" style:display-name="BCI%20Template1~LT~Gliederung 3" style:family="paragraph" style:parent-style-name="BCI_25_20Template1_7e_LT_7e_Gliederung_20_2">
      <style:paragraph-properties fo:margin-left="0cm" fo:margin-right="0cm" fo:text-indent="-0.6cm" style:auto-text-indent="false">
        <style:tab-stops/>
      </style:paragraph-properties>
    </style:style>
    <style:style style:name="BCI_25_20Template1_7e_LT_7e_Gliederung_20_4" style:display-name="BCI%20Template1~LT~Gliederung 4" style:family="paragraph" style:parent-style-name="BCI_25_20Template1_7e_LT_7e_Gliederung_20_3"/>
    <style:style style:name="BCI_25_20Template1_7e_LT_7e_Gliederung_20_5" style:display-name="BCI%20Template1~LT~Gliederung 5" style:family="paragraph" style:parent-style-name="BCI_25_20Template1_7e_LT_7e_Gliederung_20_4"/>
    <style:style style:name="BCI_25_20Template1_7e_LT_7e_Gliederung_20_6" style:display-name="BCI%20Template1~LT~Gliederung 6" style:family="paragraph" style:parent-style-name="BCI_25_20Template1_7e_LT_7e_Gliederung_20_5"/>
    <style:style style:name="BCI_25_20Template1_7e_LT_7e_Gliederung_20_7" style:display-name="BCI%20Template1~LT~Gliederung 7" style:family="paragraph" style:parent-style-name="BCI_25_20Template1_7e_LT_7e_Gliederung_20_6"/>
    <style:style style:name="BCI_25_20Template1_7e_LT_7e_Gliederung_20_8" style:display-name="BCI%20Template1~LT~Gliederung 8" style:family="paragraph" style:parent-style-name="BCI_25_20Template1_7e_LT_7e_Gliederung_20_7"/>
    <style:style style:name="BCI_25_20Template1_7e_LT_7e_Gliederung_20_9" style:display-name="BCI%20Template1~LT~Gliederung 9" style:family="paragraph" style:parent-style-name="BCI_25_20Template1_7e_LT_7e_Gliederung_20_8"/>
    <style:style style:name="BCI_25_20Template1_7e_LT_7e_Titel" style:display-name="BCI%20Template1~LT~Titel" style:family="paragraph">
      <style:paragraph-properties fo:text-align="start" style:justify-single-word="false" style:text-autospace="none"/>
      <style:text-properties fo:color="#8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Untertitel" style:display-name="BCI%20Template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8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BCI_25_20Template1_7e_LT_7e_Notizen" style:display-name="BCI%20Template1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BCI_25_20Template1_7e_LT_7e_Hintergrundobjekte" style:display-name="BCI%20Template1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BCI_25_20Template1_7e_LT_7e_Hintergrund" style:display-name="BCI%20Template1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cm" fo:margin-right="0cm" fo:text-indent="-0.801cm" style:auto-text-indent="false">
        <style:tab-stops/>
      </style:paragraph-properties>
    </style:style>
    <style:style style:name="Outline_20_3" style:display-name="Outline 3" style:family="paragraph" style:parent-style-name="Outline_20_2">
      <style:paragraph-properties fo:margin-left="0cm" fo:margin-right="0cm" fo:text-indent="-0.6cm" style:auto-text-indent="false">
        <style:tab-stops/>
      </style:paragraph-properties>
    </style:style>
    <style:style style:name="Outline_20_4" style:display-name="Outline 4" style:family="paragraph" style:parent-style-name="Outline_20_3"/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style:font-name="Optim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9T15:15:40</meta:creation-date>
    <dc:date>2011-12-29T10:24:09</dc:date>
    <meta:editing-duration>P2DT9H23M54S</meta:editing-duration>
    <meta:editing-cycles>7</meta:editing-cycles>
    <meta:generator>LibreOffice/3.3$Unix LibreOffice_project/330m18$Build-4</meta:generator>
    <meta:document-statistic meta:table-count="0" meta:image-count="0" meta:object-count="0" meta:page-count="3" meta:paragraph-count="41" meta:word-count="753" meta:character-count="4505"/>
  </office:meta>
</office:document-meta>
</file>